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1.4mm" svg:height="187.79mm" svg:x="375.85mm" svg:y="0mm">
            <loext:p draw:notify-on-update-of-ranges="Sheet1.B3:Sheet1.B8 Sheet1.A3:Sheet1.A16 Sheet1.B1:Sheet1.B1 Sheet1.B3:Sheet1.B16 Sheet1.A3:Sheet1.A16 Sheet1.C1:Sheet1.C1 Sheet1.C3:Sheet1.C16 Sheet1.A3:Sheet1.A16 Sheet1.D1:Sheet1.D1 Sheet1.D3:Sheet1.D16 Sheet1.A3:Sheet1.A16 Sheet1.A3:Sheet1.A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4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Lumière ambiant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ed (orange)</text:p>
          </table:table-cell>
          <table:table-cell table:style-name="ce1" office:value-type="string" calcext:value-type="string">
            <text:p>Green (orange)</text:p>
          </table:table-cell>
          <table:table-cell table:style-name="ce5" office:value-type="string" calcext:value-type="string" table:number-columns-spanned="2" table:number-rows-spanned="1">
            <text:p>Blue func affin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Red affine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Green affine</text:p>
          </table:table-cell>
          <table:covered-table-cell table:style-name="ce3"/>
          <table:table-cell table:style-name="ce8" table:number-columns-repeated="1014"/>
        </table:table-row>
        <table:table-row table:style-name="ro1">
          <table:table-cell table:style-name="ce2" table:number-columns-repeated="3"/>
          <table:table-cell table:style-name="ce3"/>
          <table:table-cell table:style-name="ce5" office:value-type="string" calcext:value-type="string">
            <text:p>coef</text:p>
          </table:table-cell>
          <table:table-cell table:style-name="ce3" office:value-type="string" calcext:value-type="string">
            <text:p>y at origin</text:p>
          </table:table-cell>
          <table:table-cell table:style-name="ce5" office:value-type="string" calcext:value-type="string">
            <text:p>coef</text:p>
          </table:table-cell>
          <table:table-cell table:style-name="ce3" office:value-type="string" calcext:value-type="string">
            <text:p>y at origin</text:p>
          </table:table-cell>
          <table:table-cell table:style-name="ce5" office:value-type="string" calcext:value-type="string">
            <text:p>coef</text:p>
          </table:table-cell>
          <table:table-cell table:style-name="ce3" office:value-type="string" calcext:value-type="string">
            <text:p>y at origin</text:p>
          </table:table-cell>
          <table:table-cell table:style-name="ce8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C6] - [.C4])/([.A6] - [.A4])" office:value-type="float" office:value="2.30769230769231" calcext:value-type="float">
            <text:p>2,3076923077</text:p>
          </table:table-cell>
          <table:table-cell table:formula="of:=[.C6] - ([.G6] * [.A6])" office:value-type="float" office:value="23.8461538461539" calcext:value-type="float">
            <text:p>23,8461538462</text:p>
          </table:table-cell>
          <table:table-cell table:formula="of:=([.D6] - [.D4])/([.A6] - [.A4])" office:value-type="float" office:value="4.61538461538462" calcext:value-type="float">
            <text:p>4,6153846154</text:p>
          </table:table-cell>
          <table:table-cell table:formula="of:=[.D6] - ([.I6] * [.A6])" office:value-type="float" office:value="47.6923076923077" calcext:value-type="float">
            <text:p>47,692307692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C7] - [.C6])/([.A7] - [.A6])" office:value-type="float" office:value="0.666666666666667" calcext:value-type="float">
            <text:p>0,6666666667</text:p>
          </table:table-cell>
          <table:table-cell table:formula="of:=[.C7] - ([.G7] * [.A7])" office:value-type="float" office:value="56.6666666666667" calcext:value-type="float">
            <text:p>56,6666666667</text:p>
          </table:table-cell>
          <table:table-cell table:formula="of:=([.D7] - [.D6])/([.A7] - [.A6])" office:value-type="float" office:value="1.33333333333333" calcext:value-type="float">
            <text:p>1,3333333333</text:p>
          </table:table-cell>
          <table:table-cell table:formula="of:=[.D7] - ([.I7] * [.A7])" office:value-type="float" office:value="113.333333333333" calcext:value-type="float">
            <text:p>113,3333333333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([.B8]-[.B7])/([.A8]-[.A7])" office:value-type="float" office:value="1.8" calcext:value-type="float">
            <text:p>1,8</text:p>
          </table:table-cell>
          <table:table-cell table:formula="of:=[.B8] - ([.E8] * [.A8])" office:value-type="float" office:value="-17" calcext:value-type="float">
            <text:p>-17</text:p>
          </table:table-cell>
          <table:table-cell table:formula="of:=([.C8] - [.C7])/([.A8] - [.A7])" office:value-type="float" office:value="1" calcext:value-type="float">
            <text:p>1</text:p>
          </table:table-cell>
          <table:table-cell table:formula="of:=[.C8] - ([.G8] * [.A8])" office:value-type="float" office:value="35" calcext:value-type="float">
            <text:p>35</text:p>
          </table:table-cell>
          <table:table-cell table:formula="of:=([.D8] - [.D7])/([.A8] - [.A7])" office:value-type="float" office:value="2" calcext:value-type="float">
            <text:p>2</text:p>
          </table:table-cell>
          <table:table-cell table:formula="of:=[.D8] - ([.I8] * [.A8]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([.B9]-[.B8])/([.A9]-[.A8])" office:value-type="float" office:value="1.16504854368932" calcext:value-type="float">
            <text:p>1,1650485437</text:p>
          </table:table-cell>
          <table:table-cell table:formula="of:=[.B9] - ([.E9] * [.A9])" office:value-type="float" office:value="87.7669902912622" calcext:value-type="float">
            <text:p>87,7669902913</text:p>
          </table:table-cell>
          <table:table-cell table:formula="of:=([.C9] - [.C8])/([.A9] - [.A8])" office:value-type="float" office:value="0.485436893203883" calcext:value-type="float">
            <text:p>0,4854368932</text:p>
          </table:table-cell>
          <table:table-cell table:formula="of:=[.C9] - ([.G9] * [.A9])" office:value-type="float" office:value="119.902912621359" calcext:value-type="float">
            <text:p>119,9029126214</text:p>
          </table:table-cell>
          <table:table-cell table:formula="of:=([.D9] - [.D8])/([.A9] - [.A8])" office:value-type="float" office:value="0.970873786407767" calcext:value-type="float">
            <text:p>0,9708737864</text:p>
          </table:table-cell>
          <table:table-cell table:formula="of:=[.D9] - ([.I9] * [.A9])" office:value-type="float" office:value="239.805825242718" calcext:value-type="float">
            <text:p>239,8058252427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10]-[.B9])/([.A10]-[.A9])" office:value-type="float" office:value="2.4390243902439" calcext:value-type="float">
            <text:p>2,4390243902</text:p>
          </table:table-cell>
          <table:table-cell table:formula="of:=[.B10] - ([.E10] * [.A10])" office:value-type="float" office:value="-253.658536585366" calcext:value-type="float">
            <text:p>-253,6585365854</text:p>
          </table:table-cell>
          <table:table-cell table:formula="of:=([.C10] - [.C9])/([.A10] - [.A9])" office:value-type="float" office:value="1.21951219512195" calcext:value-type="float">
            <text:p>1,2195121951</text:p>
          </table:table-cell>
          <table:table-cell table:formula="of:=[.C10] - ([.G10] * [.A10])" office:value-type="float" office:value="-76.8292682926829" calcext:value-type="float">
            <text:p>-76,8292682927</text:p>
          </table:table-cell>
          <table:table-cell table:formula="of:=([.D10] - [.D9])/([.A10] - [.A9])" office:value-type="float" office:value="2.4390243902439" calcext:value-type="float">
            <text:p>2,4390243902</text:p>
          </table:table-cell>
          <table:table-cell table:formula="of:=[.D10] - ([.I10] * [.A10])" office:value-type="float" office:value="-153.658536585366" calcext:value-type="float">
            <text:p>-153,6585365854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11]-[.B10])/([.A11]-[.A10])" office:value-type="float" office:value="1.51515151515152" calcext:value-type="float">
            <text:p>1,5151515152</text:p>
          </table:table-cell>
          <table:table-cell table:formula="of:=[.B11] - ([.E11] * [.A11])" office:value-type="float" office:value="69.6969696969697" calcext:value-type="float">
            <text:p>69,696969697</text:p>
          </table:table-cell>
          <table:table-cell table:formula="of:=([.C11] - [.C10])/([.A11] - [.A10])" office:value-type="float" office:value="0" calcext:value-type="float">
            <text:p>0</text:p>
          </table:table-cell>
          <table:table-cell table:formula="of:=[.C11] - ([.G11] * [.A11])" office:value-type="float" office:value="350" calcext:value-type="float">
            <text:p>350</text:p>
          </table:table-cell>
          <table:table-cell table:formula="of:=([.D11] - [.D10])/([.A11] - [.A10])" office:value-type="float" office:value="0" calcext:value-type="float">
            <text:p>0</text:p>
          </table:table-cell>
          <table:table-cell table:formula="of:=[.D11] - ([.I11] * [.A11])" office:value-type="float" office:value="700" calcext:value-type="float">
            <text:p>700</text:p>
          </table:table-cell>
          <table:table-cell table:number-columns-repeated="10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2]-[.B11])/([.A12]-[.A11])" office:value-type="float" office:value="1.08695652173913" calcext:value-type="float">
            <text:p>1,0869565217</text:p>
          </table:table-cell>
          <table:table-cell table:formula="of:=[.B12] - ([.E12] * [.A12])" office:value-type="float" office:value="247.826086956522" calcext:value-type="float">
            <text:p>247,8260869565</text:p>
          </table:table-cell>
          <table:table-cell table:formula="of:=([.C12] - [.C11])/([.A12] - [.A11])" office:value-type="float" office:value="0.543478260869565" calcext:value-type="float">
            <text:p>0,5434782609</text:p>
          </table:table-cell>
          <table:table-cell table:formula="of:=[.C12] - ([.G12] * [.A12])" office:value-type="float" office:value="123.913043478261" calcext:value-type="float">
            <text:p>123,9130434783</text:p>
          </table:table-cell>
          <table:table-cell table:formula="of:=([.D12] - [.D11])/([.A12] - [.A11])" office:value-type="float" office:value="1.08695652173913" calcext:value-type="float">
            <text:p>1,0869565217</text:p>
          </table:table-cell>
          <table:table-cell table:formula="of:=[.D12] - ([.I12] * [.A12])" office:value-type="float" office:value="247.826086956522" calcext:value-type="float">
            <text:p>247,8260869565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3]-[.B12])/([.A13]-[.A12])" office:value-type="float" office:value="2.4390243902439" calcext:value-type="float">
            <text:p>2,4390243902</text:p>
          </table:table-cell>
          <table:table-cell table:formula="of:=[.B13] - ([.E13] * [.A13])" office:value-type="float" office:value="-439.024390243902" calcext:value-type="float">
            <text:p>-439,0243902439</text:p>
          </table:table-cell>
          <table:table-cell table:formula="of:=([.C13] - [.C12])/([.A13] - [.A12])" office:value-type="float" office:value="0" calcext:value-type="float">
            <text:p>0</text:p>
          </table:table-cell>
          <table:table-cell table:formula="of:=[.C13] - ([.G13] * [.A13])" office:value-type="float" office:value="400" calcext:value-type="float">
            <text:p>400</text:p>
          </table:table-cell>
          <table:table-cell table:formula="of:=([.D13] - [.D12])/([.A13] - [.A12])" office:value-type="float" office:value="0" calcext:value-type="float">
            <text:p>0</text:p>
          </table:table-cell>
          <table:table-cell table:formula="of:=[.D13] - ([.I13] * [.A13])"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C15] - [.C13])/([.A15] - [.A13])" office:value-type="float" office:value="0.909090909090909" calcext:value-type="float">
            <text:p>0,9090909091</text:p>
          </table:table-cell>
          <table:table-cell table:formula="of:=[.C15] - ([.G15] * [.A15])" office:value-type="float" office:value="-136.363636363636" calcext:value-type="float">
            <text:p>-136,3636363636</text:p>
          </table:table-cell>
          <table:table-cell table:formula="of:=([.D15] - [.D13])/([.A15] - [.A13])" office:value-type="float" office:value="1.81818181818182" calcext:value-type="float">
            <text:p>1,8181818182</text:p>
          </table:table-cell>
          <table:table-cell table:formula="of:=[.D15] - ([.I15] * [.A15])" office:value-type="float" office:value="-272.727272727273" calcext:value-type="float">
            <text:p>-272,7272727273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1024" calcext:value-type="float">
            <text:p>1024</text:p>
          </table:table-cell>
          <table:table-cell table:number-columns-repeated="2"/>
          <table:table-cell table:formula="of:=([.C16] - [.C15])/([.A16] - [.A15])" office:value-type="float" office:value="7.08108108108108" calcext:value-type="float">
            <text:p>7,0810810811</text:p>
          </table:table-cell>
          <table:table-cell table:formula="of:=[.C16] - ([.G16] * [.A16])" office:value-type="float" office:value="-4456.75675675676" calcext:value-type="float">
            <text:p>-4456,7567567568</text:p>
          </table:table-cell>
          <table:table-cell table:formula="of:=([.D16] - [.D15])/([.A16] - [.A15])" office:value-type="float" office:value="0.324324324324324" calcext:value-type="float">
            <text:p>0,3243243243</text:p>
          </table:table-cell>
          <table:table-cell table:formula="of:=[.D16] - ([.I16] * [.A16])" office:value-type="float" office:value="772.972972972973" calcext:value-type="float">
            <text:p>772,972972973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22:43:12.783724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40:34.824744723</meta:creation-date>
    <dc:date>2019-02-21T23:23:33.258964716</dc:date>
    <meta:editing-duration>P6DT18H39M19S</meta:editing-duration>
    <meta:editing-cycles>39</meta:editing-cycles>
    <meta:generator>LibreOffice/5.1.6.2$Linux_X86_64 LibreOffice_project/10m0$Build-2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41cm" svg:height="18.78cm" xlink:href=".." xlink:type="simple" chart:class="chart:scatter" chart:style-name="ch1">
        <chart:legend svg:x="1.584cm" svg:y="1.009cm" style:legend-expansion="custom" chartooo:width="4.459cm" chartooo:height="1.948cm" style:legend-expansion-aspect-ratio="2.28901437371663" chart:style-name="ch2"/>
        <chart:plot-area chart:style-name="ch3" table:cell-range-address="Sheet1.A3:Sheet1.D16 Sheet1.A3:Sheet1.A16 Sheet1.B1:Sheet1.D1" chart:data-source-has-labels="both" svg:x="-0.138cm" svg:y="0.584cm" svg:width="12.555cm" svg:height="15.628cm">
          <chartooo:coordinate-region svg:x="0.854cm" svg:y="0.783cm" svg:width="11.283cm" svg:height="14.782cm"/>
          <chart:axis chart:dimension="x" chart:name="primary-x" chart:style-name="ch4" chartooo:axis-type="auto">
            <chart:title svg:x="4.772cm" svg:y="16.587cm" chart:style-name="ch5">
              <text:p>Lumière ambiante</text:p>
            </chart:title>
            <chart:categories table:cell-range-address="Sheet1.B3:Sheet1.B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3:Sheet1.B16" chart:label-cell-address="Sheet1.B1:Sheet1.B1" chart:class="chart:scatter">
            <chart:domain table:cell-range-address="Sheet1.A3:Sheet1.A16"/>
            <chart:data-point chart:repeated="14"/>
          </chart:series>
          <chart:series chart:style-name="ch9" chart:values-cell-range-address="Sheet1.C3:Sheet1.C16" chart:label-cell-address="Sheet1.C1:Sheet1.C1" chart:class="chart:scatter">
            <chart:data-point chart:repeated="14"/>
          </chart:series>
          <chart:series chart:style-name="ch10" chart:values-cell-range-address="Sheet1.D3:Sheet1.D16" chart:label-cell-address="Sheet1.D1:Sheet1.D1" chart:class="chart:scatter">
            <chart:data-point chart:repeated="14"/>
          </chart:series>
          <chart:series chart:style-name="ch11" chart:values-cell-range-address="Sheet1.A3:Sheet1.A16" loext:label-string="reference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eu</text:p>
                <draw:g>
                  <svg:desc>Sheet1.B1:Sheet1.B1</svg:desc>
                </draw:g>
              </table:table-cell>
              <table:table-cell office:value-type="string">
                <text:p>Red (orange)</text:p>
                <draw:g>
                  <svg:desc>Sheet1.C1:Sheet1.C1</svg:desc>
                </draw:g>
              </table:table-cell>
              <table:table-cell office:value-type="string">
                <text:p>Green (orange)</text:p>
                <draw:g>
                  <svg:desc>Sheet1.D1:Sheet1.D1</svg:desc>
                </draw:g>
              </table:table-cell>
              <table:table-cell office:value-type="string">
                <text:p>reference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B3:Sheet1.B8</svg:desc>
                </draw:g>
              </table:table-cell>
              <table:table-cell office:value-type="float" office:value="0">
                <text:p>0</text:p>
                <draw:g>
                  <svg:desc>Sheet1.A3:Sheet1.A16</svg:desc>
                </draw:g>
              </table:table-cell>
              <table:table-cell office:value-type="float" office:value="40">
                <text:p>40</text:p>
                <draw:g>
                  <svg:desc>Sheet1.B3:Sheet1.B16</svg:desc>
                </draw:g>
              </table:table-cell>
              <table:table-cell office:value-type="float" office:value="40">
                <text:p>40</text:p>
                <draw:g>
                  <svg:desc>Sheet1.C3:Sheet1.C16</svg:desc>
                </draw:g>
              </table:table-cell>
              <table:table-cell office:value-type="float" office:value="80">
                <text:p>80</text:p>
                <draw:g>
                  <svg:desc>Sheet1.D3:Sheet1.D16</svg:desc>
                </draw:g>
              </table:table-cell>
              <table:table-cell office:value-type="float" office:value="0">
                <text:p>0</text:p>
                <draw:g>
                  <svg:desc>Sheet1.A3:Sheet1.A1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5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